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0000000C83D402F1B3FFF3F4F.png" manifest:media-type="image/png"/>
  <manifest:file-entry manifest:full-path="Pictures/100002010000002000000020B4787E53E61EA8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 style:family="table">
      <style:table-properties style:width="18.981cm" table:align="left" fo:background-color="transparent">
        <style:background-image/>
      </style:table-properties>
    </style:style>
    <style:style style:name="Table1.A" style:family="table-column">
      <style:table-column-properties style:column-width="1.429cm"/>
    </style:style>
    <style:style style:name="Table1.B" style:family="table-column">
      <style:table-column-properties style:column-width="8.671cm"/>
    </style:style>
    <style:style style:name="Table1.C" style:family="table-column">
      <style:table-column-properties style:column-width="1.896cm"/>
    </style:style>
    <style:style style:name="Table1.D" style:family="table-column">
      <style:table-column-properties style:column-width="2.835cm"/>
    </style:style>
    <style:style style:name="Table1.E" style:family="table-column">
      <style:table-column-properties style:column-width="1.647cm"/>
    </style:style>
    <style:style style:name="Table1.F" style:family="table-column">
      <style:table-column-properties style:column-width="2.503cm"/>
    </style:style>
    <style:style style:name="Table1.1" style:family="table-row">
      <style:table-row-properties fo:keep-together="always"/>
    </style:style>
    <style:style style:name="Table1.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97cm" fo:border="0.05pt solid #999999">
        <style:background-image/>
      </style:table-cell-properties>
    </style:style>
    <style:style style:name="Table1.A2" style:family="table-cell">
      <style:table-cell-properties fo:padding="0.097cm" fo:border-left="0.05pt solid #999999" fo:border-right="0.05pt solid #999999" fo:border-top="none" fo:border-bottom="0.05pt solid #999999"/>
    </style:style>
    <style:style style:name="Table1.3" style:family="table-row">
      <style:table-row-properties style:min-row-height="0.081cm" fo:keep-together="always"/>
    </style:style>
    <style:style style:name="Table1.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4" style:family="table-row">
      <style:table-row-properties style:min-row-height="0.845cm" fo:keep-together="always"/>
    </style:style>
    <style:style style:name="Table1.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1.10" style:family="table-row">
      <style:table-row-properties style:min-row-height="0.212cm" fo:background-color="transparent" fo:keep-together="always">
        <style:background-image/>
      </style:table-row-properties>
    </style:style>
    <style:style style:name="Table1.A10" style:family="table-cell">
      <style:table-cell-properties fo:background-color="#424242" fo:padding="0.097cm" fo:border-left="0.05pt solid #999999" fo:border-right="0.05pt solid #999999" fo:border-top="none" fo:border-bottom="0.05pt solid #999999">
        <style:background-image/>
      </style:table-cell-properties>
    </style:style>
    <style:style style:name="Table1.11" style:family="table-row">
      <style:table-row-properties style:min-row-height="0.848cm" fo:keep-together="always"/>
    </style:style>
    <style:style style:name="Table1.A13" style:family="table-cell">
      <style:table-cell-properties fo:background-color="transparent" fo:padding="0.097cm" fo:border-left="0.05pt solid #999999" fo:border-right="none" fo:border-top="none" fo:border-bottom="0.05pt solid #999999">
        <style:background-image/>
      </style:table-cell-properties>
    </style:style>
    <style:style style:name="Table1.C13" style:family="table-cell">
      <style:table-cell-properties fo:background-color="transparent" fo:padding="0.097cm" fo:border-left="0.05pt solid #999999" fo:border-right="none" fo:border-top="none" fo:border-bottom="0.05pt solid #999999">
        <style:background-image/>
      </style:table-cell-properties>
    </style:style>
    <style:style style:name="Table1.D13" style:family="table-cell">
      <style:table-cell-properties fo:background-color="transparent" fo:padding="0.097cm" fo:border-left="0.05pt solid #999999" fo:border-right="none" fo:border-top="none" fo:border-bottom="0.05pt solid #999999">
        <style:background-image/>
      </style:table-cell-properties>
    </style:style>
    <style:style style:name="Table1.E13" style:family="table-cell">
      <style:table-cell-properties fo:background-color="transparent" fo:padding="0.097cm" fo:border-left="0.05pt solid #999999" fo:border-right="none" fo:border-top="none" fo:border-bottom="0.05pt solid #999999">
        <style:background-image/>
      </style:table-cell-properties>
    </style:style>
    <style:style style:name="Table1.A14" style:family="table-cell">
      <style:table-cell-properties fo:background-color="transparent" fo:padding="0.097cm" fo:border-left="0.05pt solid #999999" fo:border-right="none" fo:border-top="none" fo:border-bottom="0.05pt solid #999999">
        <style:background-image/>
      </style:table-cell-properties>
    </style:style>
    <style:style style:name="Table1.C14" style:family="table-cell">
      <style:table-cell-properties fo:background-color="transparent" fo:padding="0.097cm" fo:border-left="0.05pt solid #999999" fo:border-right="none" fo:border-top="none" fo:border-bottom="0.05pt solid #999999">
        <style:background-image/>
      </style:table-cell-properties>
    </style:style>
    <style:style style:name="Table1.D14" style:family="table-cell">
      <style:table-cell-properties fo:background-color="transparent" fo:padding="0.097cm" fo:border-left="0.05pt solid #999999" fo:border-right="none" fo:border-top="none" fo:border-bottom="0.05pt solid #999999">
        <style:background-image/>
      </style:table-cell-properties>
    </style:style>
    <style:style style:name="Table1.E14" style:family="table-cell">
      <style:table-cell-properties fo:background-color="transparent" fo:padding="0.097cm" fo:border-left="0.05pt solid #999999" fo:border-right="none" fo:border-top="none" fo:border-bottom="0.05pt solid #999999">
        <style:background-image/>
      </style:table-cell-properties>
    </style:style>
    <style:style style:name="Table1.A15" style:family="table-cell">
      <style:table-cell-properties fo:background-color="transparent" fo:padding="0.097cm" fo:border-left="0.05pt solid #999999" fo:border-right="none" fo:border-top="0.05pt solid #999999" fo:border-bottom="none">
        <style:background-image/>
      </style:table-cell-properties>
    </style:style>
    <style:style style:name="Table1.C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97cm" fo:border="0.05pt solid #999999">
        <style:background-image/>
      </style:table-cell-properties>
    </style:style>
    <style:style style:name="Table1.A16" style:family="table-cell">
      <style:table-cell-properties fo:background-color="transparent" fo:padding="0.097cm" fo:border-left="0.05pt solid #999999" fo:border-right="none" fo:border-top="none" fo:border-bottom="0.05pt solid #999999">
        <style:background-image/>
      </style:table-cell-properties>
    </style:style>
    <style:style style:name="Table1.C16" style:family="table-cell">
      <style:table-cell-properties fo:background-color="transparent" fo:padding="0.097cm" fo:border-left="0.05pt solid #999999" fo:border-right="none" fo:border-top="none" fo:border-bottom="0.05pt solid #999999">
        <style:background-image/>
      </style:table-cell-properties>
    </style:style>
    <style:style style:name="Table1.D16" style:family="table-cell">
      <style:table-cell-properties fo:background-color="transparent" fo:padding="0.097cm" fo:border-left="0.05pt solid #999999" fo:border-right="none" fo:border-top="none" fo:border-bottom="0.05pt solid #999999">
        <style:background-image/>
      </style:table-cell-properties>
    </style:style>
    <style:style style:name="Table1.E16" style:family="table-cell">
      <style:table-cell-properties fo:background-color="transparent" fo:padding="0.097cm" fo:border-left="0.05pt solid #999999" fo:border-right="none" fo:border-top="none" fo:border-bottom="0.05pt solid #999999">
        <style:background-image/>
      </style:table-cell-properties>
    </style:style>
    <style:style style:name="Table1.A17" style:family="table-cell">
      <style:table-cell-properties fo:background-color="transparent" fo:padding="0.097cm" fo:border-left="0.05pt solid #999999" fo:border-right="none" fo:border-top="none" fo:border-bottom="0.05pt solid #999999">
        <style:background-image/>
      </style:table-cell-properties>
    </style:style>
    <style:style style:name="Table1.C17" style:family="table-cell">
      <style:table-cell-properties fo:background-color="transparent" fo:padding="0.097cm" fo:border-left="0.05pt solid #999999" fo:border-right="none" fo:border-top="none" fo:border-bottom="0.05pt solid #999999">
        <style:background-image/>
      </style:table-cell-properties>
    </style:style>
    <style:style style:name="Table1.D17" style:family="table-cell">
      <style:table-cell-properties fo:background-color="transparent" fo:padding="0.097cm" fo:border-left="0.05pt solid #999999" fo:border-right="none" fo:border-top="none" fo:border-bottom="0.05pt solid #999999">
        <style:background-image/>
      </style:table-cell-properties>
    </style:style>
    <style:style style:name="Table1.E17" style:family="table-cell">
      <style:table-cell-properties fo:background-color="transparent" fo:padding="0.097cm" fo:border-left="0.05pt solid #999999" fo:border-right="none" fo:border-top="none" fo:border-bottom="0.05pt solid #999999">
        <style:background-image/>
      </style:table-cell-properties>
    </style:style>
    <style:style style:name="Table1.A18" style:family="table-cell">
      <style:table-cell-properties fo:background-color="transparent" fo:padding="0.097cm" fo:border-left="0.05pt solid #999999" fo:border-right="none" fo:border-top="none" fo:border-bottom="none">
        <style:background-image/>
      </style:table-cell-properties>
    </style:style>
    <style:style style:name="Table1.C18" style:family="table-cell">
      <style:table-cell-properties fo:background-color="transparent" fo:padding="0.097cm" fo:border="none">
        <style:background-image/>
      </style:table-cell-properties>
    </style:style>
    <style:style style:name="Table1.D18" style:family="table-cell">
      <style:table-cell-properties fo:background-color="transparent" fo:padding="0.097cm" fo:border="none">
        <style:background-image/>
      </style:table-cell-properties>
    </style:style>
    <style:style style:name="Table1.E18" style:family="table-cell">
      <style:table-cell-properties fo:background-color="transparent" fo:padding="0.097cm" fo:border="none">
        <style:background-image/>
      </style:table-cell-properties>
    </style:style>
    <style:style style:name="Table1.F18" style:family="table-cell">
      <style:table-cell-properties fo:background-color="transparent" fo:padding="0.097cm" fo:border-left="none" fo:border-right="0.05pt solid #999999" fo:border-top="none" fo:border-bottom="none">
        <style:background-image/>
      </style:table-cell-properties>
    </style:style>
    <style:style style:name="Table1.A19" style:family="table-cell">
      <style:table-cell-properties fo:background-color="transparent" fo:padding="0.097cm" fo:border-left="0.05pt solid #999999" fo:border-right="none" fo:border-top="none" fo:border-bottom="0.05pt solid #999999">
        <style:background-image/>
      </style:table-cell-properties>
    </style:style>
    <style:style style:name="Table1.C19" style:family="table-cell">
      <style:table-cell-properties fo:background-color="transparent" fo:padding="0.097cm" fo:border-left="0.05pt solid #999999" fo:border-right="none" fo:border-top="none" fo:border-bottom="0.05pt solid #999999">
        <style:background-image/>
      </style:table-cell-properties>
    </style:style>
    <style:style style:name="Table1.D19" style:family="table-cell">
      <style:table-cell-properties fo:background-color="transparent" fo:padding="0.097cm" fo:border-left="0.05pt solid #999999" fo:border-right="none" fo:border-top="none" fo:border-bottom="0.05pt solid #999999">
        <style:background-image/>
      </style:table-cell-properties>
    </style:style>
    <style:style style:name="Table1.E19" style:family="table-cell">
      <style:table-cell-properties fo:background-color="transparent" fo:padding="0.097cm" fo:border-left="0.05pt solid #999999" fo:border-right="none" fo:border-top="none" fo:border-bottom="0.05pt solid #999999">
        <style:background-image/>
      </style:table-cell-properties>
    </style:style>
    <style:style style:name="Table1.20" style:family="table-row">
      <style:table-row-properties style:min-row-height="0.579cm" fo:keep-together="always"/>
    </style:style>
    <style:style style:name="Table1.21" style:family="table-row">
      <style:table-row-properties style:min-row-height="0.579cm" fo:background-color="transparent" fo:keep-together="auto">
        <style:background-image/>
      </style:table-row-properties>
    </style:style>
    <style:style style:name="Table1.A21" style:family="table-cell">
      <style:table-cell-properties fo:background-color="transparent" fo:padding="0.097cm" fo:border-left="0.05pt solid #999999" fo:border-right="none" fo:border-top="none" fo:border-bottom="none">
        <style:background-image/>
      </style:table-cell-properties>
    </style:style>
    <style:style style:name="Table1.B21" style:family="table-cell">
      <style:table-cell-properties fo:background-color="transparent" fo:padding="0.097cm" fo:border-left="0.05pt solid #999999" fo:border-right="0.05pt solid #999999" fo:border-top="none" fo:border-bottom="none">
        <style:background-image xlink:href="Pictures/1000020100000640000000C83D402F1B3FFF3F4F.png" xlink:type="simple" xlink:actuate="onLoad" style:repeat="stretch"/>
      </style:table-cell-properties>
    </style:style>
    <style:style style:name="Table1.22" style:family="table-row">
      <style:table-row-properties style:min-row-height="0.579cm" fo:keep-together="always"/>
    </style:style>
    <style:style style:name="Table1.23" style:family="table-row">
      <style:table-row-properties style:min-row-height="0.579cm" fo:keep-together="always"/>
    </style:style>
    <style:style style:name="Table1.24" style:family="table-row">
      <style:table-row-properties style:min-row-height="0.579cm" fo:keep-together="always"/>
    </style:style>
    <style:style style:name="Table1.A24"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1.25" style:family="table-row">
      <style:table-row-properties style:min-row-height="0.579cm" fo:keep-together="always"/>
    </style:style>
    <style:style style:name="Table1.A25" style:family="table-cell">
      <style:table-cell-properties fo:background-color="transparent" fo:padding="0.097cm" fo:border-left="0.05pt solid #999999" fo:border-right="none" fo:border-top="0.5pt solid #000000" fo:border-bottom="none">
        <style:background-image/>
      </style:table-cell-properties>
    </style:style>
    <style:style style:name="Table1.F25"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1.26" style:family="table-row">
      <style:table-row-properties style:min-row-height="0.579cm" fo:keep-together="always"/>
    </style:style>
    <style:style style:name="Table1.27" style:family="table-row">
      <style:table-row-properties style:min-row-height="0.579cm" fo:keep-together="always"/>
    </style:style>
    <style:style style:name="Table1.A27" style:family="table-cell">
      <style:table-cell-properties fo:background-color="transparent" fo:padding="0.097cm" fo:border-left="0.05pt solid #999999" fo:border-right="none" fo:border-top="none" fo:border-bottom="0.05pt solid #999999">
        <style:background-image/>
      </style:table-cell-properties>
    </style:style>
    <style:style style:name="Table1.28" style:family="table-row">
      <style:table-row-properties style:min-row-height="0.397cm" fo:keep-together="always"/>
    </style:style>
    <style:style style:name="Table1.29" style:family="table-row">
      <style:table-row-properties style:min-row-height="0.318cm" fo:keep-together="always"/>
    </style:style>
    <style:style style:name="Table1.A29" style:family="table-cell">
      <style:table-cell-properties fo:background-color="transparent" fo:padding="0.097cm" fo:border-left="none" fo:border-right="none" fo:border-top="0.05pt solid #999999" fo:border-bottom="none">
        <style:background-image/>
      </style:table-cell-properties>
    </style:style>
    <style:style style:name="Table3" style:family="table">
      <style:table-properties style:width="18.981cm" table:align="left" fo:background-color="transparent" style:may-break-between-rows="false">
        <style:background-image/>
      </style:table-properties>
    </style:style>
    <style:style style:name="Table3.A" style:family="table-column">
      <style:table-column-properties style:column-width="10.1cm"/>
    </style:style>
    <style:style style:name="Table3.B" style:family="table-column">
      <style:table-column-properties style:column-width="4.822cm"/>
    </style:style>
    <style:style style:name="Table3.C" style:family="table-column">
      <style:table-column-properties style:column-width="4.059cm"/>
    </style:style>
    <style:style style:name="Table3.1" style:family="table-row">
      <style:table-row-properties style:min-row-height="0.397cm" fo:keep-together="always"/>
    </style:style>
    <style:style style:name="Table3.A1" style:family="table-cell">
      <style:table-cell-properties fo:background-color="transparent" fo:padding="0.097cm" fo:border-left="none" fo:border-right="none" fo:border-top="0.05pt solid #999999" fo:border-bottom="none">
        <style:background-image/>
      </style:table-cell-properties>
    </style:style>
    <style:style style:name="Table3.2" style:family="table-row">
      <style:table-row-properties style:min-row-height="0.612cm" fo:keep-together="always"/>
    </style:style>
    <style:style style:name="Table3.A2" style:family="table-cell">
      <style:table-cell-properties fo:background-color="transparent" fo:padding="0.097cm" fo:border="none">
        <style:background-image/>
      </style:table-cell-properties>
    </style:style>
    <style:style style:name="Table3.B2"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97cm" fo:border="0.05pt solid #999999">
        <style:background-image/>
      </style:table-cell-properties>
    </style:style>
    <style:style style:name="Table3.3" style:family="table-row">
      <style:table-row-properties style:min-row-height="0.614cm" fo:keep-together="always"/>
    </style:style>
    <style:style style:name="Table3.B3" style:family="table-cell">
      <style:table-cell-properties fo:background-color="#fff4ef" fo:padding="0.097cm" fo:border-left="0.05pt solid #999999" fo:border-right="none" fo:border-top="none" fo:border-bottom="0.05pt solid #999999">
        <style:background-image/>
      </style:table-cell-properties>
    </style:style>
    <style:style style:name="Table3.C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97cm" fo:border-left="0.05pt solid #999999" fo:border-right="0.05pt solid #999999" fo:border-top="none" fo:border-bottom="0.05pt solid #999999">
        <style:background-image/>
      </style:table-cell-properties>
    </style:style>
    <style:style style:name="Table2" style:family="table">
      <style:table-properties style:width="9.906cm" table:align="margins" fo:background-color="transparent">
        <style:background-image/>
      </style:table-properties>
    </style:style>
    <style:style style:name="Table2.A" style:family="table-column">
      <style:table-column-properties style:column-width="0.728cm" style:rel-column-width="4820*"/>
    </style:style>
    <style:style style:name="Table2.B" style:family="table-column">
      <style:table-column-properties style:column-width="9.178cm" style:rel-column-width="60715*"/>
    </style:style>
    <style:style style:name="Table2.A1" style:family="table-cell">
      <style:table-cell-properties fo:padding="0.101cm" fo:border="none"/>
    </style:style>
    <style:style style:name="Table2.B1" style:family="table-cell">
      <style:table-cell-properties fo:padding="0.101cm"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9"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2" style:family="paragraph" style:parent-style-name="Table_20_Contents">
      <style:text-properties style:font-name="Calibri" fo:font-size="2pt" officeooo:paragraph-rsid="001b88f9" style:font-size-asian="1.75pt" style:font-size-complex="2pt"/>
    </style:style>
    <style:style style:name="P63"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4" style:family="paragraph" style:parent-style-name="Table_20_Contents">
      <style:text-properties fo:font-size="2pt" officeooo:rsid="016a0088" style:font-size-asian="2pt" style:font-size-complex="2pt"/>
    </style:style>
    <style:style style:name="P65" style:family="paragraph" style:parent-style-name="Standard">
      <style:text-properties style:font-name="Calibri" fo:font-size="6pt" fo:font-weight="bold" style:font-size-asian="5.25pt" style:font-weight-asian="bold" style:font-size-complex="6pt" style:font-weight-complex="bold"/>
    </style:style>
    <style:style style:name="P66" style:family="paragraph" style:parent-style-name="Standard">
      <style:text-properties style:font-name="Calibri" fo:font-size="6pt" fo:font-weight="bold" officeooo:rsid="003ad84c" style:font-size-asian="5.25pt" style:font-weight-asian="bold" style:font-size-complex="6pt" style:font-weight-complex="bold"/>
    </style:style>
    <style:style style:name="P67"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68"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69"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1"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4"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5"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76"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7"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78"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96c24b" style:font-size-asian="9pt" style:font-size-complex="9pt"/>
    </style:style>
    <style:style style:name="P79"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83"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9664df" style:font-size-asian="10pt" style:font-size-complex="10pt"/>
    </style:style>
    <style:style style:name="P84"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6"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7" style:family="paragraph" style:parent-style-name="Text_20_body">
      <style:text-properties fo:font-size="2pt" style:font-size-asian="1.75pt" style:font-size-complex="2pt"/>
    </style:style>
    <style:style style:name="P88"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89"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90"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91"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2"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3"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97" style:family="paragraph" style:parent-style-name="Text">
      <style:paragraph-properties fo:text-align="center" style:justify-single-word="false"/>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start" style:justify-single-word="false"/>
      <style:text-properties style:font-name="Calibri" fo:font-size="10pt" fo:font-weight="bold" officeooo:rsid="00b25b52" officeooo:paragraph-rsid="029c87ea" style:font-size-asian="10pt" style:font-weight-asian="bold" style:font-size-complex="10pt" style:font-weight-complex="bold"/>
    </style:style>
    <style:style style:name="P99"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officeooo:paragraph-rsid="029c87ea"/>
    </style:style>
    <style:style style:name="P100" style:family="paragraph" style:parent-style-name="Table_20_Contents">
      <style:paragraph-properties fo:text-align="start" style:justify-single-word="false"/>
      <style:text-properties style:font-name="Calibri" officeooo:paragraph-rsid="029c87ea"/>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0pt" fo:font-weight="bold" officeooo:rsid="029c87ea" style:font-size-asian="10pt" style:font-weight-asian="bold" style:font-size-complex="10pt" style:font-weight-complex="bold"/>
    </style:style>
    <style:style style:name="T14" style:family="text">
      <style:text-properties style:font-name="Calibri" fo:font-size="10pt" style:text-underline-style="solid" style:text-underline-width="auto" style:text-underline-color="font-color" fo:font-weight="bold" officeooo:rsid="029c87ea" style:font-size-asian="10pt" style:font-weight-asian="bold" style:font-size-complex="10pt" style:font-weight-complex="bold"/>
    </style:style>
    <style:style style:name="T15"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7" style:family="text">
      <style:text-properties style:font-name="Calibri" fo:font-style="normal" fo:font-weight="normal" officeooo:rsid="003ad84c" style:font-style-asian="normal" style:font-weight-asian="normal" style:font-style-complex="normal" style:font-weight-complex="normal"/>
    </style:style>
    <style:style style:name="T18" style:family="text">
      <style:text-properties fo:font-size="16pt" fo:font-weight="bold" officeooo:rsid="003ad84c" style:font-size-asian="16pt" style:font-weight-asian="bold" style:font-size-complex="16pt" style:font-weight-complex="bold"/>
    </style:style>
    <style:style style:name="T19" style:family="text">
      <style:text-properties fo:font-size="16pt" fo:font-weight="bold" officeooo:rsid="00f4b71e" style:font-size-asian="16pt" style:font-weight-asian="bold" style:font-size-complex="16pt" style:font-weight-complex="bold"/>
    </style:style>
    <style:style style:name="T20" style:family="text">
      <style:text-properties officeooo:rsid="00e79c12"/>
    </style:style>
    <style:style style:name="T21" style:family="text">
      <style:text-properties officeooo:rsid="00f5b1f6"/>
    </style:style>
    <style:style style:name="T22" style:family="text">
      <style:text-properties officeooo:rsid="00f6afed"/>
    </style:style>
    <style:style style:name="T23" style:family="text">
      <style:text-properties fo:font-style="normal" fo:font-weight="normal" officeooo:rsid="009a16d3" style:font-style-asian="normal" style:font-weight-asian="normal" style:font-style-complex="normal" style:font-weight-complex="normal"/>
    </style:style>
    <style:style style:name="T24" style:family="text">
      <style:text-properties fo:font-style="normal" fo:font-weight="normal" officeooo:rsid="024431ff"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12f134b" style:font-style-asian="normal" style:font-style-complex="normal"/>
    </style:style>
    <style:style style:name="T27" style:family="text">
      <style:text-properties fo:font-style="normal" officeooo:rsid="024d3e08" style:font-style-asian="normal" style:font-style-complex="normal"/>
    </style:style>
    <style:style style:name="T28" style:family="text">
      <style:text-properties fo:font-style="normal" officeooo:rsid="021e4986" style:font-style-asian="normal" style:font-style-complex="normal"/>
    </style:style>
    <style:style style:name="T29" style:family="text">
      <style:text-properties fo:font-style="normal" officeooo:rsid="023e5b65" style:font-style-asian="normal" style:font-style-complex="normal"/>
    </style:style>
    <style:style style:name="T30" style:family="text">
      <style:text-properties fo:font-style="normal" fo:font-weight="bold" officeooo:rsid="009a16d3" style:font-style-asian="normal" style:font-weight-asian="bold" style:font-style-complex="normal" style:font-weight-complex="bold"/>
    </style:style>
    <style:style style:name="T31" style:family="text">
      <style:text-properties fo:font-style="normal" fo:font-weight="bold" officeooo:rsid="00f4b71e" style:font-style-asian="normal" style:font-weight-asian="bold" style:font-style-complex="normal" style:font-weight-complex="bold"/>
    </style:style>
    <style:style style:name="T32" style:family="text">
      <style:text-properties officeooo:rsid="0108e264"/>
    </style:style>
    <style:style style:name="T33" style:family="text">
      <style:text-properties style:use-window-font-color="true" fo:font-style="normal" fo:font-weight="bold" style:font-size-asian="16pt" style:font-style-asian="normal" style:font-weight-asian="bold" style:font-style-complex="normal" style:font-weight-complex="bold"/>
    </style:style>
    <style:style style:name="T34" style:family="text">
      <style:text-properties officeooo:rsid="0126d79f"/>
    </style:style>
    <style:style style:name="T35" style:family="text">
      <style:text-properties officeooo:rsid="012f134b"/>
    </style:style>
    <style:style style:name="T36" style:family="text">
      <style:text-properties fo:font-weight="bold" officeooo:rsid="01477906" style:font-weight-asian="bold" style:font-weight-complex="bold"/>
    </style:style>
    <style:style style:name="T37" style:family="text">
      <style:text-properties fo:font-weight="bold" officeooo:rsid="00c8eed2" style:font-weight-asian="bold" style:font-weight-complex="bold"/>
    </style:style>
    <style:style style:name="T38" style:family="text">
      <style:text-properties fo:font-weight="bold" officeooo:rsid="003ad84c" style:font-weight-asian="bold" style:font-weight-complex="bold"/>
    </style:style>
    <style:style style:name="T39" style:family="text">
      <style:text-properties officeooo:rsid="01b07753"/>
    </style:style>
    <style:style style:name="T40" style:family="text">
      <style:text-properties fo:font-weight="normal" officeooo:rsid="02499b0a" style:font-weight-asian="normal" style:font-weight-complex="normal"/>
    </style:style>
    <style:style style:name="T41" style:family="text">
      <style:text-properties fo:font-weight="normal" officeooo:rsid="021e4986" style:font-weight-asian="normal" style:font-weight-complex="normal"/>
    </style:style>
    <style:style style:name="T42" style:family="text">
      <style:text-properties style:text-line-through-style="none" style:text-line-through-type="none"/>
    </style:style>
    <style:style style:name="T43" style:family="text">
      <style:text-properties style:text-line-through-style="none" style:text-line-through-type="none" style:font-name="Calibri" fo:font-size="6pt" style:font-size-asian="6pt" style:font-size-complex="6pt"/>
    </style:style>
    <style:style style:name="T44" style:family="text">
      <style:text-properties style:text-line-through-style="none" style:text-line-through-type="none" style:font-name="Calibri" fo:font-size="6pt" officeooo:rsid="026e6492" style:font-size-asian="6pt" style:font-size-complex="6pt"/>
    </style:style>
    <style:style style:name="T45" style:family="text">
      <style:text-properties officeooo:rsid="029c87ea"/>
    </style:style>
    <style:style style:name="fr1"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3"><text:text-input text:description="&lt;o.company_id.name&gt;">Company Name</text:text-input></text:span><text:span text:style-name="T16"><text:line-break/></text:span><text:span text:style-name="T15"><text:text-input text:description="&lt;o.company_id.street&gt;">Street</text:text-input></text:span><text:span text:style-name="T15"> </text:span><text:span text:style-name="T15"><text:text-input text:description="&lt;o.company_id.street2&gt;">street2</text:text-input></text:span><text:span text:style-name="T15"><text:line-break/></text:span><text:span text:style-name="T15"><text:text-input text:description="&lt;o.company_id.zip&gt;">Zip</text:text-input></text:span><text:span text:style-name="T15"> </text:span><text:span text:style-name="T15"><text:text-input text:description="&lt;o.company_id.city&gt;">City</text:text-input></text:span><text:span text:style-name="T15"> </text:span><text:span text:style-name="T15"><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97"><draw:frame draw:style-name="fr2" draw:name="image: asimage(o.company_id.logo,0,200,100,'px', True)" text:anchor-type="as-char" svg:width="6.735cm" svg:height="2.769cm" draw:z-index="4"><draw:text-box><text:p text:style-name="Frame_20_contents"/></draw:text-box></draw:frame></text:p>
          </table:table-cell>
        </table:table-row>
      </table:table>
      <text:p text:style-name="P66"/>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30">Adresse de </text:span><text:span text:style-name="T31">facturation</text:span><text:span text:style-name="T30">:</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69"><text:span text:style-name="T21"><text:text-input text:description="&lt;if test=&quot;o.partner_id&quot;&gt;">If</text:text-input></text:span><text:span text:style-name="T21"><text:s/></text:span></text:p>
            <text:p text:style-name="P73"><text:span text:style-name="T32">Adresse de contact</text:span>:</text:p>
            <text:p text:style-name="P75"><text:span text:style-name="T12"><text:text-input text:description="&lt; format_address(o.partner_id) &gt;">format_address</text:text-input></text:span><text:span text:style-name="T11"> </text:span></text:p>
            <text:p text:style-name="P71"><text:text-input text:description="&lt;/if&gt;">Endif</text:text-input></text:p>
            <text:p text:style-name="P29"><text:text-input text:description="&lt;/if&gt;">Endif</text:text-input></text:p>
            <text:p text:style-name="P29"><text:text-input text:description="&lt;if test=&quot;o.state != 'draft' &quot;&gt;">If</text:text-input></text:p>
            <text:p text:style-name="P70"><text:text-input text:description="&lt;if test=&quot;o.partner_shipping_id&quot;&gt;">If</text:text-input><text:s/></text:p>
            <text:p text:style-name="P74">Adresse de livraison:</text:p>
            <text:p text:style-name="P68"><text:span text:style-name="T24"><text:text-input text:description="&lt; format_address(o.partner_shipping_id) &gt;">format_address</text:text-input></text:span><text:span text:style-name="T23"> </text:span></text:p>
            <text:p text:style-name="P72"><text:text-input text:description="&lt;/if&gt;">Endif</text:text-input></text:p>
            <text:p text:style-name="P29"><text:text-input text:description="&lt;/if&gt;">Endif</text:text-input></text:p>
            <text:p text:style-name="P67"/>
          </table:table-cell>
        </table:table-row>
      </table:table>
      <text:p text:style-name="P65"/>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sent','cancel')&quot;&gt;">If</text:text-input></text:p>
            <text:p text:style-name="P48"><text:span text:style-name="T19">Devis</text:span> <text:span text:style-name="T18">N°: </text:span><text:span text:style-name="T18"><text:text-input text:description="&lt;o.name&gt;">Order No</text:text-input></text:span></text:p>
            <text:p text:style-name="P21"><text:text-input text:description="&lt;/if&gt;">Endif</text:text-input></text:p>
            <text:p text:style-name="P21"><text:text-input text:description="&lt;if test=&quot;o.state not in ('draft','sent','cancel') &quot;&gt;">If</text:text-input></text:p>
            <text:p text:style-name="P4"><text:span text:style-name="T36">Accusé de réception de c</text:span><text:span text:style-name="T37">ommande </text:span><text:span text:style-name="T38">N°: </text:span><text:span text:style-name="T38"><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 in('draft','sent')&quot;&gt;">If</text:text-input></text:p>
            <text:p text:style-name="P17"><text:span text:style-name="T35">En d</text:span>ate <text:span text:style-name="T35">du</text:span> <text:span text:style-name="T3"><text:text-input text:description="&lt;formatLang(o.date_order,date = True)&gt;">Date</text:text-input></text:span></text:p>
            <text:p text:style-name="P9"><text:span text:style-name="T34">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sent','cancel')&quot;&gt;">If</text:text-input></text:p>
            <text:p text:style-name="P10"><text:span text:style-name="T26">En d</text:span><text:span text:style-name="T25">ate </text:span><text:span text:style-name="T26">du</text:span><text:span text:style-name="T25"> </text:span><text:span text:style-name="T7"><text:text-input text:description="&lt;formatLang(o.date_order,date = True)&gt;">Date</text:text-input></text:span></text:p>
            <text:p text:style-name="P32"><text:text-input text:description="&lt;/if&gt;">Endif</text:text-input></text:p>
          </table:table-cell>
        </table:table-row>
      </table:table>
      <text:p text:style-name="P65"/>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2">Votre</text:span> référence</text:p>
            </table:table-cell>
            <table:table-cell table:style-name="Tableau5.A1" office:value-type="string">
              <text:p text:style-name="P6">Votre <text:span text:style-name="T22">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6"><text:text-input text:description="&lt;format(o.note or '')&gt;">Notes</text:text-input></text:p>
      <text:p text:style-name="P28"><text:text-input text:description="&lt;/if&gt;">Endif</text:text-input></text:p>
      <text:p text:style-name="P98"/>
      <text:p text:style-name="P99"><text:span text:style-name="T14">Attention:</text:span><text:span text:style-name="T13"> Face aux difficultés d’approvisionnement, le délai de livraison est susceptible d’être modifié à tout moment.</text:span></text:p>
      <text:p text:style-name="P99"><text:span text:style-name="T13">Merci de votre compréhension.</text:span></text:p>
      <text:p text:style-name="P10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20">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4"/>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60"/>
          </table:table-cell>
          <table:table-cell table:style-name="Table1.D13" office:value-type="string">
            <text:p text:style-name="P57"/>
          </table:table-cell>
          <table:table-cell table:style-name="Table1.E13" office:value-type="string">
            <text:p text:style-name="P61"/>
          </table:table-cell>
          <table:table-cell table:style-name="Table1.A3" office:value-type="string">
            <text:p text:style-name="P57"/>
          </table:table-cell>
        </table:table-row>
        <text:soft-page-break/>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60"/>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7"/>
          </table:table-cell>
        </table:table-row>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60"><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55"><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3"><text:span text:style-name="T43"><text:s/></text:span><text:span text:style-name="T44">(-</text:span><text:span text:style-name="T44"><text:text-input text:description="&lt;line.discount&gt;">%</text:text-input></text:span><text:span text:style-name="T44">%) <text:s/></text:span><text:span text:style-name="T42"><text:s/></text:span><text:text-input text:description="&lt;formatLang(line.price_unit, dp='Sale Price', currency_obj=o.pricelist_id.currency_id)&gt;">Unit Price</text:text-input></text:p>
            <text:p text:style-name="P56"><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7"><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60"/>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7"/>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60"/>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7"/>
          </table:table-cell>
        </table:table-row>
        <table:table-row table:style-name="Table1.3">
          <table:table-cell table:style-name="Table1.A18" table:number-columns-spanned="2" office:value-type="string">
            <text:p text:style-name="P90"><text:bookmark text:name=":28"/><text:span text:style-name="T39">►</text:span><text:span text:style-name="T17"><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60"><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8"><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7"><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60"/>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7"/>
          </table:table-cell>
        </table:table-row>
        <table:table-row table:style-name="Table1.20">
          <table:table-cell table:style-name="Table1.A3" table:number-columns-spanned="6" office:value-type="string">
            <text:p text:style-name="P91"><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4">⮡</text:p>
          </table:table-cell>
          <table:table-cell table:style-name="Table1.B21" table:number-columns-spanned="5" office:value-type="string">
            <text:p text:style-name="P80"><text:text-input text:description="&lt;if test=&quot;line.product_id.image_medium&quot;&gt;">If</text:text-input></text:p>
            <text:p text:style-name="P92"><draw:frame draw:style-name="fr1" draw:name="image: asimage(line.product_id.image_medium,0,200,100,'px', True)" text:anchor-type="char" svg:width="2.563cm" svg:height="1.746cm" draw:z-index="0"><draw:text-box><text:p text:style-name="Frame_20_contents"/></draw:text-box></draw:frame>(*)</text:p>
            <text:p text:style-name="P81"><text:text-input text:description="&lt;/if&gt;">Endif</text:text-input></text:p>
            <text:p text:style-name="P96"><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1"><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3"><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5"/>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9"><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4"><text:text-input text:description="&lt;/if&gt;">Endif</text:text-input></text:p>
          </table:table-cell>
          <table:covered-table-cell/>
          <table:covered-table-cell/>
          <table:covered-table-cell/>
          <table:covered-table-cell/>
          <table:table-cell table:style-name="Table1.A3" office:value-type="string">
            <text:p text:style-name="P60"/>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row table:style-name="Table1.29">
          <table:table-cell table:style-name="Table1.A29" table:number-columns-spanned="6" office:value-type="string">
            <text:p text:style-name="P62"/>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83"><text:text-input text:description="&lt;if test=&quot;o.user_id and (o.user_id.signature_text or o.user_id.signature)&quot;&gt;">If</text:text-input></text:p>
            <table:table table:name="Table2" table:style-name="Table2">
              <table:table-column table:style-name="Table2.A"/>
              <table:table-column table:style-name="Table2.B"/>
              <table:table-row>
                <table:table-cell table:style-name="Table2.A1" office:value-type="string">
                  <text:p text:style-name="P82"><draw:frame draw:style-name="fr4" draw:name="Image1" text:anchor-type="as-char" svg:width="0.462cm" svg:height="0.462cm" draw:z-index="1"><draw:image xlink:href="Pictures/100002010000002000000020B4787E53E61EA8B4.png" xlink:type="simple" xlink:show="embed" xlink:actuate="onLoad" loext:mime-type="image/png"/></draw:frame></text:p>
                </table:table-cell>
                <table:table-cell table:style-name="Table2.B1" office:value-type="string">
                  <text:p text:style-name="P78"><text:text-input text:description="&lt;o.user_id.signature_text or html2plaintext(o.user_id.signature)&gt;">Signature</text:text-input></text:p>
                </table:table-cell>
              </table:table-row>
            </table:table>
            <text:p text:style-name="P82"><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7"/>
      <text:p text:style-name="P77"/>
      <text:p text:style-name="P86"><text:span text:style-name="T28">* </text:span><text:span text:style-name="T29">Les visuels ne sont pas contractuels</text:span></text:p>
      <text:p text:style-name="P85"><text:span text:style-name="T28">PRODUITS, SERVICES ET LOGICIELS</text:span><text:span text:style-name="T27">:<text:line-break/></text:span><text:span text:style-name="T40">- </text:span><text:span text:style-name="T41">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7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3"><draw:text-box fo:min-height="1.065cm"><text:p text:style-name="MP2"/><text:p text:style-name="MP2"/><text:p text:style-name="MP3"><text:span text:style-name="MT1">Page </text:span><text:span text:style-name="MT1"><text:page-number text:select-page="current">2</text:page-number></text:span><text:span text:style-name="MT1"><text:s/>sur </text:span><text:span text:style-name="MT1"><text:page-count>2</text:page-count></text:span></text:p></draw:text-box></draw:frame><text:text-input text:description="&lt;format_footer(o.company_id)&gt;">Pied de page d'information générale</text:text-input></text:p>
        <text:p text:style-name="MP1"><text:text-input text:description="&lt;o.company_id.report_bank_footer and o.company_id.report_bank_footer&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1-12-10T09:15:47.470000000</dc:date>
    <meta:editing-duration>P2DT10H47M8S</meta:editing-duration>
    <meta:editing-cycles>808</meta:editing-cycles>
    <meta:generator>LibreOffice/6.4.1.2$Windows_X86_64 LibreOffice_project/4d224e95b98b138af42a64d84056446d09082932</meta:generator>
    <meta:document-statistic meta:table-count="7" meta:image-count="1" meta:object-count="0" meta:page-count="2" meta:paragraph-count="121" meta:word-count="486" meta:character-count="1725" meta:non-whitespace-character-count="1562"/>
    <meta:user-defined meta:name="Info 1"/>
    <meta:user-defined meta:name="Info 2"/>
    <meta:user-defined meta:name="Info 3"/>
    <meta:user-defined meta:name="Info 4"/>
  </office:meta>
</office:document-meta>
</file>